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e0efd4"/>
    </style:style>
    <style:style style:name="ce2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stem_timing" table:style-name="ta1">
        <table:table-column table:style-name="co1" table:number-columns-repeated="9" table:default-cell-style-name="Default"/>
        <table:table-column table:style-name="co2" table:default-cell-style-name="ce12"/>
        <table:table-column table:style-name="co1" table:number-columns-repeated="9" table:default-cell-style-name="Default"/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Average FPS: 2.062165 </text:p>
          </table:table-cell>
          <table:covered-table-cell table:number-columns-repeated="8" table:style-name="ce9"/>
          <table:table-cell/>
          <table:table-cell table:style-name="ce13" table:number-columns-spanned="9" table:number-rows-spanned="10"/>
          <table:covered-table-cell table:number-columns-repeated="8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=============================Timing Stats=============================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preprocess time: <text:s text:c="20"/>424.667 ms = 37.183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detect/flow time: <text:s text:c="19"/>129.891 ms = 11.373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feature extract/kalman filter time: <text:s/>392.332 ms = 34.352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track time: <text:s text:c="25"/>121.046 ms = 10.599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association time: <text:s text:c="19"/>74.152 ms = <text:s/>6.493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--------------------------------Sum Up--------------------------------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8 23:11:26 [ <text:s text:c="3"/>INFO] total time: <text:s text:c="25"/>1142.088 ms = 100 % total time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8" office:value-type="string" calcext:value-type="string" table:number-columns-spanned="9" table:number-rows-spanned="1">
            <text:p>Result of YoloX/FastMOT on test.mp4 at 8 Dec 23:11 pm</text:p>
          </table:table-cell>
          <table:covered-table-cell table:number-columns-repeated="8" table:style-name="ce9"/>
          <table:table-cell/>
          <table:covered-table-cell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Average FPS: 2.329500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Average FPS: 2.719102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=============================Timing Stats=============================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=============================Timing Stats=============================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preprocess time: <text:s text:c="20"/>56.393 ms = <text:s/>7.386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preprocess time: <text:s text:c="20"/>11.358 ms = <text:s/>2.574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detect/flow time: <text:s text:c="19"/>136.649 ms = 17.896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detect/flow time: <text:s text:c="19"/>114.713 ms = 25.995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feature extract/kalman filter time: <text:s/>376.682 ms = 49.332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feature extract/kalman filter time: <text:s/>131.181 ms = 29.726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track time: <text:s text:c="25"/>133.270 ms = 17.454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track time: <text:s text:c="25"/>129.819 ms = 29.418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association time: <text:s text:c="19"/>60.574 ms = <text:s/>7.933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association time: <text:s text:c="19"/>54.224 ms = 12.288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--------------------------------Sum Up--------------------------------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--------------------------------Sum Up--------------------------------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09 11:44:21 [ <text:s text:c="3"/>INFO] total time: <text:s text:c="25"/>763.568 ms = 10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8:13 [ <text:s text:c="3"/>INFO] total time: <text:s text:c="25"/>441.296 ms = 100 % total time</text:p>
          </table:table-cell>
          <table:covered-table-cell table:number-columns-repeated="8" table:style-name="ce9"/>
        </table:table-row>
        <table:table-row table:style-name="ro1">
          <table:table-cell table:style-name="ce8" office:value-type="string" calcext:value-type="string" table:number-columns-spanned="9" table:number-rows-spanned="1">
            <text:p>Result of YoloX/FastMOT on test.mp4 at 9 Dec 11:35 am (after putting serialize,grids&amp;strides,allocated mem into __init__)</text:p>
          </table:table-cell>
          <table:covered-table-cell table:number-columns-repeated="8" table:style-name="ce9"/>
          <table:table-cell/>
          <table:table-cell table:style-name="ce8" office:value-type="string" calcext:value-type="string" table:number-columns-spanned="9" table:number-rows-spanned="1">
            <text:p>Result of FastMOT_normal on test.mp4 at 20 Dec 22:08 pm </text:p>
          </table:table-cell>
          <table:covered-table-cell table:number-columns-repeated="8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Average FPS: 2.872674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Average FPS: 3.810055 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=============================Timing Stats=============================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=============================Timing Stats=============================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preprocess time: <text:s text:c="20"/>63.574 ms = <text:s/>9.735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preprocess time: <text:s text:c="20"/>10.427 ms = <text:s/>2.576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detect/flow time: <text:s text:c="19"/>103.586 ms = 15.863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detect/flow time: <text:s text:c="19"/>86.636 ms = 21.407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feature extract/kalman filter time: <text:s/>345.021 ms = 52.835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feature extract/kalman filter time: <text:s/>212.609 ms = 52.535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track time: <text:s text:c="25"/>100.867 ms = 15.446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track time: <text:s text:c="25"/>80.003 ms = 19.768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association time: <text:s text:c="19"/>39.963 ms = <text:s/>6.12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association time: <text:s text:c="19"/>15.028 ms = <text:s/>3.713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--------------------------------Sum Up--------------------------------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--------------------------------Sum Up--------------------------------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16 23:13:21 [ <text:s text:c="3"/>INFO] total time: <text:s text:c="25"/>653.011 ms = 10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05:55 [ <text:s text:c="3"/>INFO] total time: <text:s text:c="25"/>404.703 ms = 100 % total time</text:p>
          </table:table-cell>
          <table:covered-table-cell table:number-columns-repeated="8" table:style-name="ce9"/>
        </table:table-row>
        <table:table-row table:style-name="ro1">
          <table:table-cell table:style-name="ce8" office:value-type="string" calcext:value-type="string" table:number-columns-spanned="9" table:number-rows-spanned="1">
            <text:p>Result of YoloX/FastMOT on 05.mp4 at 16 Dec 11:13 pm </text:p>
          </table:table-cell>
          <table:covered-table-cell table:number-columns-repeated="8"/>
          <table:table-cell/>
          <table:table-cell table:style-name="ce8" office:value-type="string" calcext:value-type="string" table:number-columns-spanned="9" table:number-rows-spanned="1">
            <text:p>Result of FastMOT_normal on 05.mp4 at 20 Dec 22:05 pm </text:p>
          </table:table-cell>
          <table:covered-table-cell table:number-columns-repeated="8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Average FPS: 2.456399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Average FPS: 3.597621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=============================Timing Stats=============================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=============================Timing Stats=============================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preprocess time: <text:s text:c="20"/>75.907 ms = 10.253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preprocess time: <text:s text:c="20"/>12.417 ms = <text:s/>3.683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detect/flow time: <text:s text:c="19"/>98.424 ms = 13.295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detect/flow time: <text:s text:c="19"/>100.698 ms = 29.871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feature extract/kalman filter time: <text:s/>427.131 ms = 57.696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feature extract/kalman filter time: <text:s/>117.311 ms = 34.799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track time: <text:s text:c="25"/>93.084 ms = 12.574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track time: <text:s text:c="25"/>92.964 ms = 27.577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association time: <text:s text:c="19"/>45.768 ms = <text:s/>6.182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association time: <text:s text:c="19"/>13.716 ms = <text:s/>4.069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--------------------------------Sum Up--------------------------------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--------------------------------Sum Up--------------------------------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29:05 [ <text:s text:c="3"/>INFO] total time: <text:s text:c="25"/>740.314 ms = 10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13:16 [ <text:s text:c="3"/>INFO] total time: <text:s text:c="25"/>337.107 ms = 100 % total time</text:p>
          </table:table-cell>
          <table:covered-table-cell table:number-columns-repeated="8" table:style-name="ce9"/>
        </table:table-row>
        <table:table-row table:style-name="ro1">
          <table:table-cell table:style-name="ce8" office:value-type="string" calcext:value-type="string" table:number-columns-spanned="9" table:number-rows-spanned="1">
            <text:p>Result of YoloX/FastMOT on cars.mp4 at 20 Dec 22:29 pm </text:p>
          </table:table-cell>
          <table:covered-table-cell table:number-columns-repeated="8"/>
          <table:table-cell/>
          <table:table-cell table:style-name="ce8" office:value-type="string" calcext:value-type="string" table:number-columns-spanned="9" table:number-rows-spanned="1">
            <text:p>Result of FastMOT_normal on cars.mp4 at 20 Dec 22:13 pm </text:p>
          </table:table-cell>
          <table:covered-table-cell table:number-columns-repeated="8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Average FPS: 2.567097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Average FPS: 3.431045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=============================Timing Stats=============================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=============================Timing Stats=============================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preprocess time: <text:s text:c="20"/>65.059 ms = 10.413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preprocess time: <text:s text:c="20"/>10.975 ms = <text:s/>2.361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detect/flow time: <text:s text:c="19"/>123.524 ms = 19.771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detect/flow time: <text:s text:c="19"/>93.765 ms = 20.170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feature extract/kalman filter time: <text:s/>312.389 ms = 50.00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feature extract/kalman filter time: <text:s/>258.056 ms = 55.510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track time: <text:s text:c="25"/>100.219 ms = 16.041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track time: <text:s text:c="25"/>85.348 ms = 18.359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association time: <text:s text:c="19"/>23.588 ms = <text:s/>3.775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association time: <text:s text:c="19"/>16.735 ms = <text:s/>3.600 % total time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--------------------------------Sum Up--------------------------------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--------------------------------Sum Up--------------------------------</text:p>
          </table:table-cell>
          <table:covered-table-cell table:number-columns-repeated="8" table:style-name="ce9"/>
        </table:table-row>
        <table:table-row table:style-name="ro1">
          <table:table-cell table:style-name="ce7" office:value-type="string" calcext:value-type="string" table:number-columns-spanned="9" table:number-rows-spanned="1">
            <text:p>2021-12-20 22:34:07 [ <text:s text:c="3"/>INFO] total time: <text:s text:c="25"/>624.778 ms = 100 % total time</text:p>
          </table:table-cell>
          <table:covered-table-cell table:number-columns-repeated="8" table:style-name="ce9"/>
          <table:table-cell/>
          <table:table-cell table:style-name="ce7" office:value-type="string" calcext:value-type="string" table:number-columns-spanned="9" table:number-rows-spanned="1">
            <text:p>2021-12-20 22:21:31 [ <text:s text:c="3"/>INFO] total time: <text:s text:c="25"/>464.878 ms = 100 % total time</text:p>
          </table:table-cell>
          <table:covered-table-cell table:number-columns-repeated="8" table:style-name="ce9"/>
        </table:table-row>
        <table:table-row table:style-name="ro1">
          <table:table-cell table:style-name="ce8" office:value-type="string" calcext:value-type="string" table:number-columns-spanned="9" table:number-rows-spanned="1">
            <text:p>Result of YoloX/FastMOT on 07.mp4 at 20 Dec 22:34 pm </text:p>
          </table:table-cell>
          <table:covered-table-cell table:number-columns-repeated="8"/>
          <table:table-cell/>
          <table:table-cell table:style-name="ce8" office:value-type="string" calcext:value-type="string" table:number-columns-spanned="9" table:number-rows-spanned="1">
            <text:p>Result of FastMOT_normal on 07.mp4 at 20 Dec 22:21 pm </text:p>
          </table:table-cell>
          <table:covered-table-cell table:number-columns-repeated="8"/>
        </table:table-row>
        <table:table-row table:style-name="ro1" table:number-rows-repeated="104852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xtractor_timing" table:style-name="ta1">
        <table:table-column table:style-name="co1" table:number-columns-repeated="9" table:default-cell-style-name="Default"/>
        <table:table-column table:style-name="co2" table:default-cell-style-name="ce12"/>
        <table:table-row table:style-name="ro1">
          <table:table-cell table:style-name="ce8" office:value-type="string" calcext:value-type="string" table:number-columns-spanned="9" table:number-rows-spanned="1">
            <text:p>Result of YoloX/FastMOT on 05.mp4 at 19 Dec 12:23 pm</text:p>
          </table:table-cell>
          <table:covered-table-cell table:number-columns-repeated="8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1.649 seconds = 91.547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39 seconds = <text:s/>2.164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113 seconds = <text:s/>6.289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4" office:value-type="string" calcext:value-type="string" table:number-columns-spanned="9" table:number-rows-spanned="1">
            <text:p>#### first frame ####</text:p>
          </table:table-cell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1.801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0.044 seconds = 13.118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03 seconds = <text:s/>1.023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289 seconds = 85.86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4" office:value-type="string" calcext:value-type="string" table:number-columns-spanned="9" table:number-rows-spanned="1">
            <text:p>#### from here is the remaining frames ####</text:p>
          </table:table-cell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0.337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0.043 seconds = 12.826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03 seconds = <text:s/>0.778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289 seconds = 86.396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0.335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0.052 seconds = 12.534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07 seconds = <text:s/>1.723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357 seconds = 85.743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0.416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0.015 seconds = 13.293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02 seconds = <text:s/>1.992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099 seconds = 84.716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0.117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 async time: <text:s/>0.045 seconds = 13.473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Apply kalman time: <text:s/>0.002 seconds = <text:s/>0.641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postprocess time: <text:s/>0.288 seconds = 85.886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  <table:table-cell/>
        </table:table-row>
        <table:table-row table:style-name="ro1">
          <table:table-cell table:style-name="ce7" office:value-type="string" calcext:value-type="string" table:number-columns-spanned="9" table:number-rows-spanned="1">
            <text:p>Extractor total time: <text:s/>0.335 seconds = 100 % total extractor time</text:p>
          </table:table-cell>
          <table:covered-table-cell table:number-columns-repeated="8" table:style-name="ce9"/>
          <table:table-cell/>
        </table:table-row>
        <table:table-row table:style-name="ro1">
          <table:table-cell table:style-name="ce5" table:number-columns-spanned="9" table:number-rows-spanned="1"/>
          <table:covered-table-cell table:number-columns-repeated="8" table:style-name="ce11"/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YoloX_detector_timing" table:style-name="ta1">
        <table:table-column table:style-name="co1" table:default-cell-style-name="ce21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1">
            <text:p>15:26 pm 27 Dec, YoloX on cars videos</text:p>
          </table:table-cell>
          <table:covered-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Avg detecting time: 0.11023, Avg FPS: 9.07162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5:23:33.83935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23:21:26.877319077</meta:creation-date>
    <dc:date>2021-12-27T15:31:33.653103656</dc:date>
    <meta:editing-duration>PT1H10M2S</meta:editing-duration>
    <meta:editing-cycles>20</meta:editing-cycles>
    <meta:generator>LibreOffice/6.0.7.3$Linux_AARCH64 LibreOffice_project/00m0$Build-3</meta:generator>
    <meta:document-statistic meta:table-count="3" meta:cell-count="119" meta:object-count="0"/>
  </office:meta>
</office:document-meta>
</file>